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440000002779F80E645.png" manifest:media-type=""/>
  <manifest:file-entry manifest:full-path="Pictures/100002010000046800000468ECD49196.png" manifest:media-type=""/>
  <manifest:file-entry manifest:full-path="Pictures/100002010000046800000468FB377A3B.png" manifest:media-type=""/>
  <manifest:file-entry manifest:full-path="Pictures/100000000000044B00000279714B6F61.png" manifest:media-type=""/>
  <manifest:file-entry manifest:full-path="Pictures/100000000000044D000002882081A5BF.png" manifest:media-type=""/>
  <manifest:file-entry manifest:full-path="Pictures/100000000000044B0000026B887385E1.png" manifest:media-type=""/>
  <manifest:file-entry manifest:full-path="Pictures/100000000000044D00000282D9F6A558.png" manifest:media-type=""/>
  <manifest:file-entry manifest:full-path="Pictures/10000000000004490000027DCA66CF05.png" manifest:media-type=""/>
  <manifest:file-entry manifest:full-path="Pictures/100002010000046800000468C1225985.png" manifest:media-type=""/>
  <manifest:file-entry manifest:full-path="Pictures/100000000000044B0000027F620EE57D.png" manifest:media-type=""/>
  <manifest:file-entry manifest:full-path="Pictures/100000000000044A00000283F071F3FA.png" manifest:media-type=""/>
  <manifest:file-entry manifest:full-path="Pictures/1000020100000467000004671EA452B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dddddd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1cm" svg:x="3cm" svg:y="0.998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5cm" svg:height="1cm" svg:x="8cm" svg:y="0.999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cm" svg:x="13cm" svg:y="0.999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cm" svg:x="18cm" svg:y="1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cm" svg:y="0.999cm">
          <text:p text:style-name="P1"><text:span text:style-name="T1">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cm" svg:height="3cm" svg:x="1cm" svg:y="2cm">
          <text:p text:style-name="P1"><text:span text:style-name="T3">Cost</text:span></text:p>
          <text:p text:style-name="P1"><text:span text:style-name="T3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cm" svg:height="3cm" svg:x="1cm" svg:y="5cm">
          <text:p text:style-name="P1"><text:span text:style-name="T3">Energy</text:span></text:p>
          <text:p text:style-name="P1"><text:span text:style-name="T3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cm" svg:y1="2cm" svg:x2="23cm" svg:y2="2cm">
          <text:p/>
        </draw:line>
        <draw:custom-shape draw:style-name="gr1" draw:text-style-name="P4" draw:layer="layout" svg:width="1.999cm" svg:height="5cm" svg:x="1.001cm" svg:y="8cm">
          <text:p text:style-name="P1"><text:span text:style-name="T3">Traffic</text:span></text:p>
          <text:p text:style-name="P1"><text:span text:style-name="T3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4.8cm" svg:height="2.811cm" svg:x="3.1cm" svg:y="5.089cm">
          <draw:image xlink:href="Pictures/100000000000044A00000283F071F3FA.png" xlink:type="simple" xlink:show="embed" xlink:actuate="onLoad">
            <text:p/>
          </draw:image>
        </draw:frame>
        <draw:frame draw:style-name="gr3" draw:text-style-name="P1" draw:layer="layout" svg:width="4.828cm" svg:height="2.8cm" svg:x="3.1cm" svg:y="2.1cm">
          <draw:image xlink:href="Pictures/1000000000000440000002779F80E645.png" xlink:type="simple" xlink:show="embed" xlink:actuate="onLoad">
            <text:p/>
          </draw:image>
        </draw:frame>
        <draw:frame draw:style-name="gr3" draw:text-style-name="P1" draw:layer="layout" svg:width="4.992cm" svg:height="4.992cm" svg:x="3.008cm" svg:y="8.008cm">
          <draw:image xlink:href="Pictures/100002010000046800000468FB377A3B.png" xlink:type="simple" xlink:show="embed" xlink:actuate="onLoad">
            <text:p/>
          </draw:image>
        </draw:frame>
        <draw:frame draw:style-name="gr3" draw:text-style-name="P1" draw:layer="layout" svg:width="5cm" svg:height="5cm" svg:x="8cm" svg:y="7.983cm">
          <draw:image xlink:href="Pictures/100002010000046800000468C1225985.png" xlink:type="simple" xlink:show="embed" xlink:actuate="onLoad">
            <text:p/>
          </draw:image>
        </draw:frame>
        <draw:frame draw:style-name="gr3" draw:text-style-name="P1" draw:layer="layout" svg:width="4.8cm" svg:height="2.825cm" svg:x="8.115cm" svg:y="5.075cm">
          <draw:image xlink:href="Pictures/100000000000044D000002882081A5BF.png" xlink:type="simple" xlink:show="embed" xlink:actuate="onLoad">
            <text:p/>
          </draw:image>
        </draw:frame>
        <draw:frame draw:style-name="gr3" draw:text-style-name="P1" draw:layer="layout" svg:width="4.888cm" svg:height="2.816cm" svg:x="8.1cm" svg:y="2.1cm">
          <draw:image xlink:href="Pictures/100000000000044B00000279714B6F61.png" xlink:type="simple" xlink:show="embed" xlink:actuate="onLoad">
            <text:p/>
          </draw:image>
        </draw:frame>
        <draw:frame draw:style-name="gr3" draw:text-style-name="P1" draw:layer="layout" svg:width="5cm" svg:height="5cm" svg:x="18cm" svg:y="8cm">
          <draw:image xlink:href="Pictures/100002010000046800000468ECD49196.png" xlink:type="simple" xlink:show="embed" xlink:actuate="onLoad">
            <text:p/>
          </draw:image>
        </draw:frame>
        <draw:frame draw:style-name="gr3" draw:text-style-name="P1" draw:layer="layout" svg:width="4.803cm" svg:height="2.8cm" svg:x="18.097cm" svg:y="5.1cm">
          <draw:image xlink:href="Pictures/100000000000044D00000282D9F6A558.png" xlink:type="simple" xlink:show="embed" xlink:actuate="onLoad">
            <text:p/>
          </draw:image>
        </draw:frame>
        <draw:frame draw:style-name="gr3" draw:text-style-name="P1" draw:layer="layout" svg:width="4.822cm" svg:height="2.8cm" svg:x="18.1cm" svg:y="2.1cm">
          <draw:image xlink:href="Pictures/10000000000004490000027DCA66CF05.png" xlink:type="simple" xlink:show="embed" xlink:actuate="onLoad">
            <text:p/>
          </draw:image>
        </draw:frame>
        <draw:frame draw:style-name="gr3" draw:text-style-name="P1" draw:layer="layout" svg:width="5cm" svg:height="5cm" svg:x="13cm" svg:y="8cm">
          <draw:image xlink:href="Pictures/1000020100000467000004671EA452BA.png" xlink:type="simple" xlink:show="embed" xlink:actuate="onLoad">
            <text:p/>
          </draw:image>
        </draw:frame>
        <draw:frame draw:style-name="gr3" draw:text-style-name="P1" draw:layer="layout" svg:width="4.816cm" svg:height="2.8cm" svg:x="13.1cm" svg:y="5.1cm">
          <draw:image xlink:href="Pictures/100000000000044B0000027F620EE57D.png" xlink:type="simple" xlink:show="embed" xlink:actuate="onLoad">
            <text:p/>
          </draw:image>
        </draw:frame>
        <draw:frame draw:style-name="gr3" draw:text-style-name="P1" draw:layer="layout" svg:width="4.8cm" svg:height="2.704cm" svg:x="13.1cm" svg:y="2.196cm">
          <draw:image xlink:href="Pictures/100000000000044B0000026B887385E1.png" xlink:type="simple" xlink:show="embed" xlink:actuate="onLoad">
            <text:p/>
          </draw:image>
        </draw:frame>
        <draw:line draw:style-name="gr2" draw:text-style-name="P1" draw:layer="layout" svg:x1="18cm" svg:y1="1cm" svg:x2="18cm" svg:y2="13cm">
          <text:p/>
        </draw:line>
        <draw:line draw:style-name="gr2" draw:text-style-name="P1" draw:layer="layout" svg:x1="13cm" svg:y1="1cm" svg:x2="13cm" svg:y2="13cm">
          <text:p/>
        </draw:line>
        <draw:line draw:style-name="gr2" draw:text-style-name="P1" draw:layer="layout" svg:x1="8cm" svg:y1="1cm" svg:x2="8cm" svg:y2="13cm">
          <text:p/>
        </draw:line>
        <draw:line draw:style-name="gr2" draw:text-style-name="P1" draw:layer="layout" svg:x1="1cm" svg:y1="5cm" svg:x2="23cm" svg:y2="5cm">
          <text:p/>
        </draw:line>
        <draw:line draw:style-name="gr2" draw:text-style-name="P1" draw:layer="layout" svg:x1="1cm" svg:y1="8cm" svg:x2="23cm" svg:y2="8cm">
          <text:p/>
        </draw:line>
        <draw:line draw:style-name="gr2" draw:text-style-name="P1" draw:layer="layout" svg:x1="3cm" svg:y1="1cm" svg:x2="3cm" svg:y2="13cm">
          <text:p/>
        </draw:line>
        <draw:custom-shape draw:style-name="gr4" draw:text-style-name="P1" draw:layer="layout" svg:width="22cm" svg:height="12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16:19:41.383000000</meta:creation-date>
    <dc:date>2015-04-09T08:58:54.040000000</dc:date>
    <meta:editing-duration>PT20H12M40S</meta:editing-duration>
    <meta:editing-cycles>43</meta:editing-cycles>
    <meta:generator>LibreOffice/4.1.4.2$Windows_x86 LibreOffice_project/0a0440ccc0227ad9829de5f46be37cfb6edcf72</meta:generator>
    <meta:document-statistic meta:object-count="28"/>
  </office:meta>
</office:document-meta>
</file>